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/>
      <style:text-properties style:font-name="Tahoma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style:font-name="Tahoma"/>
    </style:style>
    <style:style style:name="P3" style:family="paragraph" style:parent-style-name="Text_20_body">
      <style:paragraph-properties fo:margin-top="0in" fo:margin-bottom="0in" style:contextual-spacing="false" fo:line-height="150%"/>
      <style:text-properties style:font-name="Tahoma"/>
    </style:style>
    <style:style style:name="P4" style:family="paragraph" style:parent-style-name="Text_20_body">
      <style:paragraph-properties fo:margin-top="0in" fo:margin-bottom="0in" style:contextual-spacing="false" fo:line-height="150%"/>
      <style:text-properties style:font-name="Tahoma"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style:font-name="Tahoma"/>
    </style:style>
    <style:style style:name="P6" style:family="paragraph" style:parent-style-name="Standard">
      <style:paragraph-properties fo:margin-top="0in" fo:margin-bottom="0in" style:contextual-spacing="false" fo:line-height="150%"/>
      <style:text-properties style:font-name="Tahoma"/>
    </style:style>
    <style:style style:name="P7" style:family="paragraph" style:parent-style-name="Text_20_body">
      <style:paragraph-properties fo:margin-top="0in" fo:margin-bottom="0.0799in" style:contextual-spacing="false" fo:line-height="150%"/>
      <style:text-properties style:font-name="Tahoma" style:text-underline-style="solid" style:text-underline-width="auto" style:text-underline-color="font-color"/>
    </style:style>
    <style:style style:name="P8" style:family="paragraph" style:parent-style-name="Text_20_body">
      <style:paragraph-properties fo:margin-top="0in" fo:margin-bottom="0.0799in" style:contextual-spacing="false" fo:line-height="150%"/>
      <style:text-properties style:font-name="Tahom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urier New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42612" style:font-style-asian="normal" style:font-style-complex="normal"/>
    </style:style>
    <style:style style:name="T6" style:family="text">
      <style:text-properties officeooo:rsid="0012dee8"/>
    </style:style>
    <style:style style:name="T7" style:family="text">
      <style:text-properties officeooo:rsid="001426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eys and mouse events used by IRIS</text:p>
      <text:p text:style-name="P5">Below is a list of each DSO, program or class that reads the keyboard, mouse buttons or cursor, and the action it takes as a result of the event.</text:p>
      <text:p text:style-name="P7"/>
      <text:p text:style-name="P7">keyboardControl</text:p>
      <text:p text:style-name="P1"><text:tab/>?<text:tab/><text:tab/><text:tab/>display this document in a new window</text:p>
      <text:p text:style-name="P1"><text:tab/>0<text:tab/><text:tab/><text:tab/>reset navigation</text:p>
      <text:p text:style-name="P1"><text:tab/>n<text:tab/><text:tab/><text:tab/>next navigation</text:p>
      <text:p text:style-name="P1"><text:tab/><text:span text:style-name="T6">R <text:s text:c="7"/></text:span><text:tab/><text:tab/>increase response<text:line-break/><text:tab/><text:span text:style-name="T6">r</text:span><text:tab/><text:tab/><text:tab/>decrease response<text:line-break/><text:tab/>_<text:tab/><text:tab/><text:tab/>reset response<text:line-break/><text:tab/>j<text:tab/><text:tab/><text:tab/>toggle jump mode<text:line-break/><text:tab/>KP 2 or down <text:span text:style-name="T7">or 2</text:span><text:tab/><text:span text:style-name="T3"> <text:s text:c="5"/></text:span>rotate down in jump mode<text:line-break/><text:tab/>KP 4 or left <text:span text:style-name="T7">or 2 <text:s text:c="4"/></text:span><text:s text:c="7"/>rotate left in jump mode<text:line-break/><text:tab/>KP 5 or <text:span text:style-name="T4">begin </text:span><text:span text:style-name="T5">or 5</text:span><text:span text:style-name="T4"> <text:s text:c="8"/>reset</text:span> jump mode<text:line-break/><text:tab/>KP 6 or right<text:tab/><text:span text:style-name="T7">or 6</text:span><text:tab/> <text:s text:c="5"/>rotate right in jump mode<text:line-break/><text:tab/>KP 8 or up <text:span text:style-name="T7">or 8</text:span> <text:s text:c="12"/>rotate up in jump mode</text:p>
      <text:p text:style-name="P1"><text:s text:c="2"/><text:tab/>KP +<text:tab/><text:span text:style-name="T7">or +</text:span><text:tab/><text:tab/> <text:s text:c="6"/>increase distance in jump mode<text:line-break/><text:tab/>KP -<text:tab/><text:span text:style-name="T7">or -</text:span><text:tab/><text:tab/> <text:s text:c="6"/>decrease distance in jump mode<text:line-break/><text:tab/>left arrow<text:tab/><text:tab/>decrease interocular distance<text:line-break/><text:tab/>right arrow<text:tab/><text:tab/>increase interocular distance<text:line-break/><text:tab/>down arrow<text:tab/><text:tab/>decrease fusion distance<text:line-break/><text:tab/>up arrow<text:tab/><text:tab/>increase fusion distance<text:line-break/><text:tab/>&lt; or ,<text:tab/><text:tab/><text:tab/>decrease field of view<text:line-break/><text:tab/>&gt; or .<text:tab/><text:tab/><text:tab/>increase field of view</text:p>
      <text:p text:style-name="P1"><text:tab/>a<text:tab/><text:tab/><text:tab/>toggle between horizontal and vertical auto-aspect-ratio<text:line-break/><text:tab/><text:tab/><text:tab/><text:tab/>(vertical changes field of view when window is resized)<text:line-break/><text:tab/>{<text:tab/><text:tab/><text:tab/>decrease far clipping plane distance<text:line-break/><text:tab/>}<text:tab/><text:tab/><text:tab/>increase far clipping plane distance<text:line-break/><text:tab/>[<text:tab/><text:tab/><text:tab/>decrease near clipping plane distance<text:line-break/><text:tab/>]<text:tab/><text:tab/><text:tab/>increase near clipping plane distance</text:p>
      <text:p text:style-name="P2"><text:tab/>M<text:tab/><text:tab/><text:tab/>toggle polygon mode for polygons under world node</text:p>
      <text:p text:style-name="P2"><text:tab/>C<text:tab/><text:tab/><text:tab/>run <text:span text:style-name="T2">dtk-caveDeviceSimulator</text:span></text:p>
      <text:p text:style-name="P7"><text:soft-page-break/></text:p>
      <text:p text:style-name="P7">desktopWindowKeyboardControl</text:p>
      <text:p text:style-name="P3"><text:tab/>f<text:tab/><text:tab/><text:tab/>switch the frustum type in the desktopWindow DSO</text:p>
      <text:p text:style-name="P7">toggleObjects:</text:p>
      <text:p text:style-name="P3"><text:tab/>h<text:tab/><text:tab/><text:tab/>toggle head object</text:p>
      <text:p text:style-name="P3"><text:tab/>p<text:tab/><text:tab/><text:tab/>toggle axes at pivot point</text:p>
      <text:p text:style-name="P3"><text:tab/>w<text:tab/><text:tab/><text:tab/>toggle wand</text:p>
      <text:p text:style-name="P3"><text:tab/>b<text:tab/><text:tab/><text:tab/>toggle bounding sphere and bounding cube around world node<text:line-break/><text:tab/>c<text:tab/><text:tab/><text:tab/>cycle through four versions of normalized cube around scene node</text:p>
      <text:p text:style-name="P6"><text:tab/>E<text:tab/><text:tab/><text:tab/>cycle through four versions of normalized cube around ether node</text:p>
      <text:p text:style-name="P6"><text:tab/>N<text:tab/><text:tab/><text:tab/>cycle through four versions of normalized cube around nav node</text:p>
      <text:p text:style-name="P6"><text:tab/>W<text:tab/><text:tab/><text:tab/>cycle through four versions of normalized cube around world node</text:p>
      <text:p text:style-name="P7">trackballNav:</text:p>
      <text:p text:style-name="P3"><text:tab/>left <text:tab/><text:tab/><text:tab/>translate in the XZ plane</text:p>
      <text:p text:style-name="P3"><text:tab/>left + x<text:tab/><text:tab/>translate along the X axis</text:p>
      <text:p text:style-name="P3"><text:tab/>left + z<text:tab/><text:tab/>translate along the Z axis (up/down)</text:p>
      <text:p text:style-name="P3"><text:tab/>right <text:tab/><text:tab/><text:tab/>translate along Y axis (in/out)</text:p>
      <text:p text:style-name="P3"><text:tab/>middle <text:tab/><text:tab/>change heading and pitch</text:p>
      <text:p text:style-name="P3"><text:tab/>middle + x<text:tab/><text:tab/>change heading</text:p>
      <text:p text:style-name="P3"><text:tab/>middle + z<text:tab/><text:tab/>change pitch</text:p>
      <text:p text:style-name="P3"><text:tab/>left + right<text:tab/><text:tab/>change roll</text:p>
      <text:p text:style-name="P3"><text:tab/>scroll wheel up<text:tab/>increase scale</text:p>
      <text:p text:style-name="P8"><text:tab/>scroll wheel down<text:tab/>decrease scale<text:line-break/><text:span text:style-name="T1">SceneGraph:</text:span></text:p>
      <text:p text:style-name="P3"><text:tab/>escape<text:tab/><text:tab/>terminate iris</text:p>
      <text:p text:style-name="P7">Viewer handlers:</text:p>
      <text:p text:style-name="P3"><text:tab/>s: cycle through statistics</text:p>
      <text:p text:style-name="P3"><text:tab/>S: print statistics to stdout</text:p>
      <text:p text:style-name="P3"><text:tab/>m: cycle through threading models</text:p>
      <text:p text:style-name="P3"><text:tab/>e: toggle swap buffers barrier position</text:p>
      <text:p text:style-name="P7">iris-exitOnThreeButtons:</text:p>
      <text:p text:style-name="P3"><text:soft-page-break/><text:tab/>exit if all three wand buttons press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LGC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LGC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07T16:31:15</meta:creation-date>
    <dc:date>2015-10-14T13:41:43.647967515</dc:date>
    <meta:editing-duration>PT16H6M10S</meta:editing-duration>
    <meta:editing-cycles>21</meta:editing-cycles>
    <meta:generator>LibreOffice/4.2.8.2$Linux_X86_64 LibreOffice_project/420$Build-2</meta:generator>
    <dc:creator>Steve Satterfield</dc:creator>
    <meta:document-statistic meta:table-count="0" meta:image-count="0" meta:object-count="0" meta:page-count="3" meta:paragraph-count="40" meta:word-count="393" meta:character-count="2426" meta:non-whitespace-character-count="1881"/>
  </office:meta>
</office:document-meta>
</file>